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" draw:marker-end="Fin_20_de_20_línea_20_1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Fin_20_de_20_línea_20_1" draw:marker-end-width="0.3cm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  <style:text-properties fo:font-size="14pt" fo:font-style="italic" style:font-size-asian="18pt" style:font-style-asian="italic" style:font-size-complex="18pt" style:font-style-complex="italic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custom-shape draw:style-name="gr1" draw:text-style-name="P1" xml:id="id2" draw:id="id2" draw:layer="layout" svg:width="4.925cm" svg:height="2.4cm" svg:x="0.571cm" svg:y="0.4cm">
          <text:p text:style-name="P1"><text:span text:style-name="T1">&lt;&lt;abstract&gt;&gt;</text:span></text:p>
          <text:p text:style-name="P1"><text:span text:style-name="T1">jsE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4.925cm" svg:height="2.4cm" svg:x="0.553cm" svg:y="4.4cm">
          <text:p text:style-name="P1"><text:span text:style-name="T1">&lt;&lt;abstract&gt;&gt;</text:span></text:p>
          <text:p text:style-name="P1"><text:span text:style-name="T1">jsEOIndividual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xml:id="id4" draw:id="id4" draw:layer="layout" svg:width="4.925cm" svg:height="2.4cm" svg:x="3.676cm" svg:y="9.6cm">
          <text:p text:style-name="P2">jsEOPopul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4.926cm" svg:height="2.4cm" svg:x="9.939cm" svg:y="3.6cm">
          <text:p text:style-name="P1"><text:span text:style-name="T1">&lt;&lt;abstract&gt;&gt;</text:span></text:p>
          <text:p text:style-name="P1"><text:span text:style-name="T1">jsEOAlgorith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4.925cm" svg:height="2.4cm" svg:x="16.475cm" svg:y="9.6cm">
          <text:p text:style-name="P2">JsEO<text:line-break/>SelectorTournam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3.016cm" svg:y1="4.4cm" svg:x2="3.034cm" svg:y2="2.8cm" draw:start-shape="id1" draw:start-glue-point="4" draw:end-shape="id2" draw:end-glue-point="6" svg:d="m3016 4400 18-1600" svg:viewBox="0 0 19 1601">
          <text:p/>
        </draw:connector>
        <draw:connector draw:style-name="gr3" draw:text-style-name="P2" draw:layer="layout" svg:x1="12.414cm" svg:y1="6.6cm" svg:x2="6.139cm" svg:y2="9.6cm" draw:start-shape="id3" draw:start-glue-point="6" draw:end-shape="id4" draw:end-glue-point="4" svg:d="m12414 6600v1501h-6275v1499" svg:viewBox="0 0 6276 3001">
          <text:p/>
        </draw:connector>
        <draw:connector draw:style-name="gr3" draw:text-style-name="P2" draw:layer="layout" svg:x1="12.414cm" svg:y1="6.6cm" svg:x2="18.938cm" svg:y2="9.6cm" draw:start-shape="id3" draw:start-glue-point="6" draw:end-shape="id5" draw:end-glue-point="4" svg:d="m12414 6600v1501h6524v1499" svg:viewBox="0 0 6525 3001">
          <text:p/>
        </draw:connector>
        <draw:custom-shape draw:style-name="gr4" draw:text-style-name="P2" xml:id="id3" draw:id="id3" draw:layer="layout" svg:width="0.547cm" svg:height="0.6cm" svg:x="12.14cm" svg:y="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6" draw:id="id6" draw:layer="layout" svg:width="0.429cm" svg:height="0.4cm" svg:x="3.247cm" svg:y="10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line-skew="0.255cm" svg:x1="3.247cm" svg:y1="10.8cm" svg:x2="3.016cm" svg:y2="6.8cm" draw:start-shape="id6" draw:start-glue-point="5" draw:end-shape="id1" draw:end-glue-point="6" svg:d="m3247 10800h-247v-2099h16v-1901" svg:viewBox="0 0 248 4001">
          <text:p/>
        </draw:connector>
        <draw:custom-shape draw:style-name="gr1" draw:text-style-name="P2" xml:id="id7" draw:id="id7" draw:layer="layout" svg:width="4.925cm" svg:height="2.4cm" svg:x="20.075cm" svg:y="1.1cm">
          <text:p text:style-name="P2">jsEOG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2" draw:layer="layout" draw:type="line" svg:x1="20.075cm" svg:y1="2.3cm" svg:x2="14.865cm" svg:y2="4.8cm" draw:start-shape="id7" draw:end-shape="id8" svg:d="m20075 2300-5210 2500" svg:viewBox="0 0 5211 2501">
          <text:p/>
        </draw:connector>
        <draw:custom-shape draw:style-name="gr1" draw:text-style-name="P2" xml:id="id9" draw:id="id9" draw:layer="layout" svg:width="4.925cm" svg:height="2.4cm" svg:x="22.5cm" svg:y="4.9cm">
          <text:p text:style-name="P2">jsEOBitStr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0" draw:id="id10" draw:layer="layout" svg:width="5.472cm" svg:height="2.4cm" svg:x="16.8cm" svg:y="4.9cm">
          <text:p text:style-name="P2">jsEOFloatVectorG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2" draw:layer="layout" draw:type="line" svg:x1="24.963cm" svg:y1="4.9cm" svg:x2="22.538cm" svg:y2="3.5cm" draw:start-shape="id9" draw:start-glue-point="4" draw:end-shape="id7" draw:end-glue-point="6" svg:d="m24963 4900-2425-1400" svg:viewBox="0 0 2426 1401">
          <text:p/>
        </draw:connector>
        <draw:connector draw:style-name="gr6" draw:text-style-name="P2" draw:layer="layout" draw:type="line" svg:x1="19.536cm" svg:y1="4.9cm" svg:x2="22.538cm" svg:y2="3.5cm" draw:start-shape="id10" draw:start-glue-point="4" draw:end-shape="id7" draw:end-glue-point="6" svg:d="m19536 4900 3002-1400" svg:viewBox="0 0 3003 1401">
          <text:p/>
        </draw:connector>
        <draw:custom-shape draw:style-name="gr1" draw:text-style-name="P1" xml:id="id18" draw:id="id18" draw:layer="layout" svg:width="4.925cm" svg:height="2.401cm" svg:x="9.974cm" svg:y="9.599cm">
          <text:p text:style-name="P1"><text:span text:style-name="T1">&lt;&lt;abstract&gt;&gt;</text:span></text:p>
          <text:p text:style-name="P1"><text:span text:style-name="T1">jsEOOper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1" draw:id="id11" draw:layer="layout" svg:width="4.925cm" svg:height="2.401cm" svg:x="1cm" svg:y="13.799cm">
          <text:p text:style-name="P2">jsEOBSOpMut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2" draw:id="id12" draw:layer="layout" svg:width="4.925cm" svg:height="2.401cm" svg:x="3cm" svg:y="16.8cm">
          <text:p text:style-name="P2">jsEOBSOpCrossO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3" draw:id="id13" draw:layer="layout" svg:width="4.925cm" svg:height="2.401cm" svg:x="11.475cm" svg:y="18.199cm">
          <text:p text:style-name="P2">jsEOFVOpMut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4" draw:id="id14" draw:layer="layout" svg:width="4.925cm" svg:height="2.401cm" svg:x="8.1cm" svg:y="15.2cm">
          <text:p text:style-name="P2">jsEOFVOpCrossO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5" draw:id="id15" draw:layer="layout" svg:width="4.925cm" svg:height="2.401cm" svg:x="16.875cm" svg:y="18.199cm">
          <text:p text:style-name="P2">JsEO<text:line-break/>SelectorTourna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7" draw:id="id17" draw:layer="layout" svg:width="4.925cm" svg:height="2.401cm" svg:x="22.475cm" svg:y="12.6cm">
          <text:p text:style-name="P2">jsEOSendIndividu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6" draw:id="id16" draw:layer="layout" svg:width="4.925cm" svg:height="2.401cm" svg:x="19.6cm" svg:y="15.399cm">
          <text:p text:style-name="P2">jsGetIndividu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3" draw:layer="layout" draw:type="line" svg:x1="3.463cm" svg:y1="13.799cm" svg:x2="10.479cm" svg:y2="12.218cm" draw:start-shape="id11" draw:start-glue-point="4" svg:d="m3463 13799 7016-1581" svg:viewBox="0 0 7017 1582">
          <text:p/>
        </draw:connector>
        <draw:connector draw:style-name="gr6" draw:text-style-name="P3" draw:layer="layout" draw:type="line" svg:x1="5.463cm" svg:y1="16.8cm" svg:x2="11.361cm" svg:y2="12.244cm" draw:start-shape="id12" draw:start-glue-point="4" svg:d="m5463 16800 5898-4556" svg:viewBox="0 0 5899 4557">
          <text:p/>
        </draw:connector>
        <draw:connector draw:style-name="gr6" draw:text-style-name="P3" draw:layer="layout" draw:type="line" svg:x1="13.938cm" svg:y1="18.199cm" svg:x2="12.606cm" svg:y2="12.322cm" draw:start-shape="id13" draw:start-glue-point="4" svg:d="m13938 18199-1332-5877" svg:viewBox="0 0 1333 5878">
          <text:p/>
        </draw:connector>
        <draw:connector draw:style-name="gr6" draw:text-style-name="P3" draw:layer="layout" draw:type="line" svg:x1="10.563cm" svg:y1="15.2cm" svg:x2="11.854cm" svg:y2="12.27cm" draw:start-shape="id14" draw:start-glue-point="4" svg:d="m10563 15200 1291-2930" svg:viewBox="0 0 1292 2931">
          <text:p/>
        </draw:connector>
        <draw:connector draw:style-name="gr6" draw:text-style-name="P3" draw:layer="layout" draw:type="line" svg:x1="19.338cm" svg:y1="18.199cm" svg:x2="13.125cm" svg:y2="12.322cm" draw:start-shape="id15" draw:start-glue-point="4" svg:d="m19338 18199-6213-5877" svg:viewBox="0 0 6214 5878">
          <text:p/>
        </draw:connector>
        <draw:connector draw:style-name="gr6" draw:text-style-name="P3" draw:layer="layout" draw:type="line" svg:x1="22.063cm" svg:y1="15.399cm" svg:x2="13.696cm" svg:y2="12.192cm" draw:start-shape="id16" draw:start-glue-point="4" svg:d="m22063 15399-8367-3207" svg:viewBox="0 0 8368 3208">
          <text:p/>
        </draw:connector>
        <draw:connector draw:style-name="gr6" draw:text-style-name="P3" draw:layer="layout" draw:type="line" svg:x1="22.475cm" svg:y1="13.8cm" svg:x2="14.889cm" svg:y2="12.218cm" draw:start-shape="id17" svg:d="m22475 13800-7586-1582" svg:viewBox="0 0 7587 1583">
          <text:p/>
        </draw:connector>
        <draw:connector draw:style-name="gr3" draw:text-style-name="P2" draw:layer="layout" svg:x1="12.414cm" svg:y1="6.6cm" svg:x2="12.437cm" svg:y2="9.599cm" draw:start-shape="id3" draw:start-glue-point="6" draw:end-shape="id18" draw:end-glue-point="4" svg:d="m12414 6600v1500h23v1499" svg:viewBox="0 0 24 3000">
          <text:p/>
        </draw:connecto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Fin_20_de_20_línea_20_1" draw:display-name="Fin de línea 1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íctor Santos</meta:initial-creator>
    <meta:creation-date>2013-11-07T16:08:55</meta:creation-date>
    <dc:date>2013-11-07T18:24:17</dc:date>
    <dc:creator>Víctor Santos</dc:creator>
    <meta:editing-duration>PT25M37S</meta:editing-duration>
    <meta:editing-cycles>2</meta:editing-cycles>
    <meta:generator>LibreOffice/3.5$Linux_X86_64 LibreOffice_project/350m1$Build-2</meta:generator>
    <meta:document-statistic meta:object-count="56"/>
  </office:meta>
</office:document-meta>
</file>